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606cm" fo:margin-left="-1.482cm" table:align="left" style:writing-mode="lr-tb"/>
    </style:style>
    <style:style style:name="Tabela1.A" style:family="table-column">
      <style:table-column-properties style:column-width="10.239cm"/>
    </style:style>
    <style:style style:name="Tabela1.B" style:family="table-column">
      <style:table-column-properties style:column-width="9.36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098cm" fo:margin-left="-0.032cm" table:align="left" style:writing-mode="lr-tb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1.981cm"/>
    </style:style>
    <style:style style:name="Tabela2.C" style:family="table-column">
      <style:table-column-properties style:column-width="2.041cm"/>
    </style:style>
    <style:style style:name="Tabela2.D" style:family="table-column">
      <style:table-column-properties style:column-width="1.482cm"/>
    </style:style>
    <style:style style:name="Tabela2.E" style:family="table-column">
      <style:table-column-properties style:column-width="2.117cm"/>
    </style:style>
    <style:style style:name="Tabela2.F" style:family="table-column">
      <style:table-column-properties style:column-width="2.381cm"/>
    </style:style>
    <style:style style:name="Tabela2.G" style:family="table-column">
      <style:table-column-properties style:column-width="1.799cm"/>
    </style:style>
    <style:style style:name="Tabela2.H" style:family="table-column">
      <style:table-column-properties style:column-width="1.508cm"/>
    </style:style>
    <style:style style:name="Tabela2.I" style:family="table-column">
      <style:table-column-properties style:column-width="2.302cm"/>
    </style:style>
    <style:style style:name="Tabela2.1" style:family="table-row">
      <style:table-row-properties style:min-row-height="1.284cm"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2.I1" style:family="table-cell">
      <style:table-cell-properties style:vertical-align="top"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2.2" style:family="table-row">
      <style:table-row-properties style:min-row-height="0.45cm" fo:keep-together="auto"/>
    </style:style>
    <style:style style:name="Tabela2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3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3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4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4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6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7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7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8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8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9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9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0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0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1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1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3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3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4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4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C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D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E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F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G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H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I16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3" style:family="table">
      <style:table-properties style:width="16.909cm" fo:margin-left="-0.199cm" table:align="left" style:writing-mode="lr-tb"/>
    </style:style>
    <style:style style:name="Tabela3.A" style:family="table-column">
      <style:table-column-properties style:column-width="5.63cm"/>
    </style:style>
    <style:style style:name="Tabela3.B" style:family="table-column">
      <style:table-column-properties style:column-width="2.561cm"/>
    </style:style>
    <style:style style:name="Tabela3.C" style:family="table-column">
      <style:table-column-properties style:column-width="8.7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9.795cm" fo:margin-left="1.071cm" table:align="left" style:writing-mode="lr-tb"/>
    </style:style>
    <style:style style:name="Tabela4.A" style:family="table-column">
      <style:table-column-properties style:column-width="3.136cm"/>
    </style:style>
    <style:style style:name="Tabela4.B" style:family="table-column">
      <style:table-column-properties style:column-width="6.65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>
        <style:tab-stops/>
      </style:paragraph-properties>
      <style:text-properties fo:language="pt" fo:country="BR" officeooo:rsid="001a52b9" officeooo:paragraph-rsid="001a52b9"/>
    </style:style>
    <style:style style:name="P3" style:family="paragraph" style:parent-style-name="Header">
      <style:paragraph-properties>
        <style:tab-stops/>
      </style:paragraph-properties>
      <style:text-properties fo:language="pt" fo:country="BR" officeooo:rsid="001fd598" officeooo:paragraph-rsid="001fd598"/>
    </style:style>
    <style:style style:name="P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text-properties fo:language="pt" fo:country="BR" officeooo:rsid="001a52b9" officeooo:paragraph-rsid="001a52b9"/>
    </style:style>
    <style:style style:name="P7" style:family="paragraph" style:parent-style-name="Standard">
      <style:paragraph-properties fo:text-align="center" style:justify-single-word="false"/>
      <style:text-properties fo:language="pt" fo:country="BR"/>
    </style:style>
    <style:style style:name="P8" style:family="paragraph" style:parent-style-name="Standard">
      <style:text-properties fo:language="pt" fo:country="BR" officeooo:rsid="001fd598" officeooo:paragraph-rsid="001fd598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line-height="115%" fo:text-align="justify" style:justify-single-word="false"/>
      <style:text-properties fo:color="#0000ff" style:font-name="Times1" fo:language="pt" fo:country="BR" style:font-name-complex="Times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1" fo:language="pt" fo:country="BR" officeooo:rsid="001b85c5" officeooo:paragraph-rsid="001b85c5"/>
    </style:style>
    <style:style style:name="P12" style:family="paragraph" style:parent-style-name="Standard">
      <style:paragraph-properties fo:line-height="115%" fo:text-align="justify" style:justify-single-word="false" style:snap-to-layout-grid="false"/>
      <style:text-properties style:font-name="Times1" fo:language="pt" fo:country="BR" officeooo:rsid="001b85c5" officeooo:paragraph-rsid="001b85c5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1" fo:language="pt" fo:country="BR" fo:font-weight="bold" style:font-weight-asian="bold" style:font-name-complex="Arial" style:font-weight-complex="bold"/>
    </style:style>
    <style:style style:name="P14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1eb8a0" officeooo:paragraph-rsid="001eb8a0" style:language-asian="ja" style:country-asian="JP" style:font-name-complex="Arial"/>
    </style:style>
    <style:style style:name="P15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style:language-asian="ja" style:country-asian="JP" style:font-name-complex="Arial"/>
    </style:style>
    <style:style style:name="P16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1eb8a0" officeooo:paragraph-rsid="001eb8a0" style:font-name-asian="MS Mincho" style:language-asian="ja" style:country-asian="JP" style:font-name-complex="Ari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Times1" fo:language="pt" fo:country="BR" text:display="true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Times1" fo:language="pt" fo:country="BR"/>
    </style:style>
    <style:style style:name="P19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font-size="9pt" fo:language="pt" fo:country="BR" fo:font-weight="normal" officeooo:rsid="001eb8a0" officeooo:paragraph-rsid="001eb8a0" style:font-name-asian="MS Mincho" style:font-size-asian="9pt" style:language-asian="ja" style:country-asian="JP" style:font-weight-asian="normal" style:font-name-complex="Arial" style:font-size-complex="9pt" style:font-weight-complex="normal"/>
    </style:style>
    <style:style style:name="P20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1" style:family="paragraph" style:parent-style-name="Footer">
      <style:text-properties fo:language="pt" fo:country="BR"/>
    </style:style>
    <style:style style:name="P22" style:family="paragraph" style:parent-style-name="Heading_20_1">
      <style:paragraph-properties fo:line-height="115%" fo:text-align="justify" style:justify-single-word="false"/>
      <style:text-properties style:font-name="Times1" fo:language="pt" fo:country="BR"/>
    </style:style>
    <style:style style:name="P23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paragraph-rsid="001b85c5"/>
    </style:style>
    <style:style style:name="P24" style:family="paragraph" style:parent-style-name="Heading">
      <style:paragraph-properties fo:line-height="115%" fo:text-align="center" style:justify-single-word="false"/>
      <style:text-properties style:font-name="Times1" fo:language="pt" fo:country="BR" officeooo:rsid="001a52b9" officeooo:paragraph-rsid="001a52b9"/>
    </style:style>
    <style:style style:name="P25" style:family="paragraph" style:parent-style-name="Heading">
      <style:paragraph-properties fo:line-height="115%" fo:text-align="justify" style:justify-single-word="false"/>
      <style:text-properties style:font-name="Times1" fo:language="pt" fo:country="BR"/>
    </style:style>
    <style:style style:name="P26" style:family="paragraph" style:parent-style-name="InfoBlue_20_list_20_item">
      <style:paragraph-properties fo:line-height="115%" fo:text-align="justify" style:justify-single-word="false"/>
      <style:text-properties fo:color="#000000" style:font-name="Times1" fo:language="pt" fo:country="BR" officeooo:rsid="00233733" officeooo:paragraph-rsid="00233733"/>
    </style:style>
    <style:style style:name="P27" style:family="paragraph" style:parent-style-name="InfoBlue_20_list_20_item">
      <style:paragraph-properties fo:line-height="115%" fo:text-align="justify" style:justify-single-word="false"/>
      <style:text-properties style:font-name="Times1" fo:language="pt" fo:country="BR"/>
    </style:style>
    <style:style style:name="P28" style:family="paragraph" style:parent-style-name="Text_20_body">
      <style:paragraph-properties fo:line-height="115%" fo:text-align="justify" style:justify-single-word="false"/>
      <style:text-properties style:font-name="Times1" fo:language="pt" fo:country="BR"/>
    </style:style>
    <style:style style:name="P29" style:family="paragraph" style:parent-style-name="Text_20_body">
      <style:paragraph-properties fo:margin-left="0.635cm" fo:margin-right="0cm" fo:line-height="115%" fo:text-align="justify" style:justify-single-word="false" fo:text-indent="0cm" style:auto-text-indent="false"/>
      <style:text-properties style:font-name="Times1" fo:language="pt" fo:country="BR"/>
    </style:style>
    <style:style style:name="P30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snap-to-layout-grid="false"/>
      <style:text-properties style:font-name="Times1" fo:language="pt" fo:country="BR" officeooo:rsid="002072e7" officeooo:paragraph-rsid="002072e7"/>
    </style:style>
    <style:style style:name="P31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1" fo:language="pt" fo:country="BR"/>
    </style:style>
    <style:style style:name="P32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snap-to-layout-grid="false"/>
      <style:text-properties style:font-name="Times1" fo:font-size="9pt" fo:language="pt" fo:country="BR" fo:font-weight="normal" officeooo:rsid="002072e7" officeooo:paragraph-rsid="002072e7" style:font-size-asian="9pt" style:language-asian="ja" style:country-asian="JP" style:font-weight-asian="normal" style:font-name-complex="Arial" style:font-size-complex="9pt" style:font-weight-complex="normal"/>
    </style:style>
    <style:style style:name="P33" style:family="paragraph" style:parent-style-name="InfoBlue">
      <style:paragraph-properties fo:line-height="115%" fo:text-align="justify" style:justify-single-word="false"/>
      <style:text-properties style:font-name="Times1" fo:language="pt" fo:country="BR" text:display="true"/>
    </style:style>
    <style:style style:name="P34" style:family="paragraph" style:parent-style-name="InfoBlue">
      <style:paragraph-properties fo:line-height="115%" fo:text-align="justify" style:justify-single-word="false"/>
      <style:text-properties style:font-name="Times1" fo:language="pt" fo:country="BR"/>
    </style:style>
    <style:style style:name="P35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1dd630" officeooo:paragraph-rsid="001dd630" style:font-size-asian="9pt" style:language-asian="ja" style:country-asian="JP" style:font-weight-asian="bold" style:font-name-complex="Arial" style:font-size-complex="9pt"/>
    </style:style>
    <style:style style:name="P36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1e8c2c" officeooo:paragraph-rsid="001e8c2c" style:font-size-asian="9pt" style:language-asian="ja" style:country-asian="JP" style:font-weight-asian="bold" style:font-name-complex="Arial" style:font-size-complex="9pt"/>
    </style:style>
    <style:style style:name="P37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2072e7" officeooo:paragraph-rsid="002072e7" style:font-size-asian="9pt" style:language-asian="ja" style:country-asian="JP" style:font-weight-asian="bold" style:font-name-complex="Arial" style:font-size-complex="9pt"/>
    </style:style>
    <style:style style:name="P38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39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33733" style:font-weight-complex="bold"/>
    </style:style>
    <style:style style:name="P40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33733"/>
    </style:style>
    <style:style style:name="P41" style:family="paragraph" style:parent-style-name="Standard">
      <style:paragraph-properties fo:margin-top="0.071cm" fo:margin-bottom="0.071cm" loext:contextual-spacing="false" fo:line-height="115%" fo:text-align="justify" style:justify-single-word="false" style:snap-to-layout-grid="false"/>
      <style:text-properties style:font-name="Times1" fo:language="pt" fo:country="BR" officeooo:rsid="00233733" officeooo:paragraph-rsid="00233733" style:font-style-complex="italic"/>
    </style:style>
    <style:style style:name="P42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/>
    </style:style>
    <style:style style:name="P43" style:family="paragraph" style:parent-style-name="Heading_20_1" style:master-page-name="Converter_20_1">
      <style:paragraph-properties fo:line-height="115%" fo:text-align="justify" style:justify-single-word="false" style:page-number="auto"/>
      <style:text-properties style:font-name="Times1" fo:language="pt" fo:country="BR"/>
    </style:style>
    <style:style style:name="P44" style:family="paragraph" style:parent-style-name="Preformatted_20_Text" style:list-style-name="L1">
      <style:paragraph-properties fo:line-height="115%" fo:text-align="justify" style:justify-single-word="false"/>
      <style:text-properties fo:font-variant="normal" fo:text-transform="none" fo:color="#202124" style:font-name="Times1" fo:letter-spacing="normal" fo:language="pt" fo:country="BR" officeooo:rsid="001dd630" officeooo:paragraph-rsid="001dd630"/>
    </style:style>
    <style:style style:name="P45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202124" style:font-name="Times1" fo:letter-spacing="normal" fo:language="pt" fo:country="BR"/>
    </style:style>
    <style:style style:name="P46" style:family="paragraph" style:parent-style-name="Heading_20_2" style:list-style-name="WW8Num19">
      <style:paragraph-properties fo:line-height="115%" fo:text-align="justify" style:justify-single-word="false"/>
      <style:text-properties fo:color="#000000" style:font-name="Times1" fo:language="pt" fo:country="BR" officeooo:rsid="00233733" officeooo:paragraph-rsid="00233733"/>
    </style:style>
    <style:style style:name="P47" style:family="paragraph" style:parent-style-name="Heading_20_2" style:list-style-name="WW8Num25">
      <style:paragraph-properties fo:line-height="115%" fo:text-align="justify" style:justify-single-word="false"/>
      <style:text-properties style:font-name="Times1" fo:language="pt" fo:country="BR" officeooo:rsid="00233733" officeooo:paragraph-rsid="00233733"/>
    </style:style>
    <style:style style:name="P48" style:family="paragraph" style:parent-style-name="Heading" style:master-page-name="Standard">
      <style:paragraph-properties fo:line-height="115%" fo:text-align="center" style:justify-single-word="false" style:page-number="auto"/>
      <style:text-properties style:font-name="Times1" fo:language="pt" fo:country="BR" officeooo:rsid="001a52b9" officeooo:paragraph-rsid="001a52b9"/>
    </style:style>
    <style:style style:name="P49" style:family="paragraph" style:parent-style-name="InfoBlue_20_list_20_item">
      <style:paragraph-properties fo:line-height="115%" fo:text-align="justify" style:justify-single-word="false"/>
      <style:text-properties style:font-name="Times1" fo:language="pt" fo:country="BR" officeooo:paragraph-rsid="00233733"/>
    </style:style>
    <style:style style:name="P50" style:family="paragraph" style:parent-style-name="InfoBlue_20_list_20_item" style:list-style-name="L3">
      <style:paragraph-properties fo:line-height="115%" fo:text-align="justify" style:justify-single-word="false"/>
      <style:text-properties fo:color="#000000" style:font-name="Times1" fo:language="pt" fo:country="BR" fo:font-weight="bold" officeooo:rsid="00233733" officeooo:paragraph-rsid="00233733" style:font-weight-asian="bold" style:font-weight-complex="bold"/>
    </style:style>
    <style:style style:name="P51" style:family="paragraph" style:parent-style-name="Standard" style:list-style-name="L2">
      <style:paragraph-properties fo:line-height="115%" fo:text-align="justify" style:justify-single-word="false"/>
      <style:text-properties style:font-name="Times1" fo:language="pt" fo:country="BR" officeooo:rsid="00218e01" officeooo:paragraph-rsid="00218e01"/>
    </style:style>
    <style:style style:name="P52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0000" style:font-name="Times1" fo:language="pt" fo:country="BR" officeooo:rsid="00233733" officeooo:paragraph-rsid="00233733" style:font-name-complex="Times" style:font-style-complex="italic"/>
    </style:style>
    <style:style style:name="P53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a65d" style:font-name="Times1" fo:language="pt" fo:country="BR" officeooo:rsid="00244198" officeooo:paragraph-rsid="00244198" style:font-name-complex="Times" style:font-style-complex="italic"/>
    </style:style>
    <style:style style:name="P54" style:family="paragraph" style:parent-style-name="InfoBlue">
      <style:paragraph-properties fo:line-height="115%" fo:text-align="justify" style:justify-single-word="false"/>
      <style:text-properties style:font-name="Times1" fo:language="pt" fo:country="BR" text:display="true"/>
    </style:style>
    <style:style style:name="P55" style:family="paragraph" style:parent-style-name="InfoBlue">
      <style:paragraph-properties fo:line-height="115%" fo:text-align="justify" style:justify-single-word="false"/>
      <style:text-properties style:font-name="Times1" fo:language="pt" fo:country="BR" style:font-name-asian="Times" text:display="true"/>
    </style:style>
    <style:style style:name="T1" style:family="text">
      <style:text-properties officeooo:rsid="001a52b9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Times1"/>
    </style:style>
    <style:style style:name="T4" style:family="text">
      <style:text-properties style:font-name="Times1" officeooo:rsid="001d4faa" style:font-name-asian="Symbol" style:font-name-complex="Symbol"/>
    </style:style>
    <style:style style:name="T5" style:family="text">
      <style:text-properties fo:language="pt" fo:country="BR"/>
    </style:style>
    <style:style style:name="T6" style:family="text">
      <style:text-properties officeooo:rsid="001fd598"/>
    </style:style>
    <style:style style:name="T7" style:family="text">
      <style:text-properties officeooo:rsid="001b85c5"/>
    </style:style>
    <style:style style:name="T8" style:family="text">
      <style:text-properties officeooo:rsid="001dd630"/>
    </style:style>
    <style:style style:name="T9" style:family="text">
      <style:text-properties officeooo:rsid="001e8c2c"/>
    </style:style>
    <style:style style:name="T10" style:family="text">
      <style:text-properties officeooo:rsid="002072e7"/>
    </style:style>
    <style:style style:name="T11" style:family="text">
      <style:text-properties officeooo:rsid="00218e01"/>
    </style:style>
    <style:style style:name="T12" style:family="text">
      <style:text-properties officeooo:rsid="00233733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Projeto Engenharia de Software</text:p>
      <text:p text:style-name="P24">Plano de Iteração</text:p>
      <text:p text:style-name="P25"/>
      <text:p text:style-name="P10"/>
      <text:p text:style-name="P10"/>
      <text:h text:style-name="P23" text:outline-level="1">1. <text:s/><text:span text:style-name="T7">Marcos Importantes </text:span></text:h>
      <text:p text:style-name="P11"><text:tab/>Segue o cronograma com todas as datas que foram planejadas inicialmente para o desenvolvimento do <text:s/>projeto. Abaixo segue uma segunda tabela contendo apenas as datas que possuem os marcos do trabalho.</text:p>
      <text:p text:style-name="P18"/>
      <text:p text:style-name="P18"/>
      <text:p text:style-name="P18"/>
      <text:p text:style-name="P18"/>
      <text:p text:style-name="P18"/>
      <text:p text:style-name="P18"><draw:frame draw:style-name="fr1" draw:name="Objeto1" text:anchor-type="paragraph" svg:width="20.442cm" svg:height="8.01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34"><text:s/>and so on for the iteration.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<text:bookmark text:name="OLE_LINK1"/>M<text:span text:style-name="T7">arcos</text:span></text:p>
          </table:table-cell>
          <table:table-cell table:style-name="Tabela1.B1" office:value-type="string">
            <text:p text:style-name="P13">Dat<text:span text:style-name="T7">a</text:span></text:p>
          </table:table-cell>
        </table:table-row>
        <table:table-row table:style-name="Tabela1.1">
          <table:table-cell table:style-name="Tabela1.A1" office:value-type="string">
            <text:p text:style-name="P11">Projeto de interface com o usuário</text:p>
          </table:table-cell>
          <table:table-cell table:style-name="Tabela1.B1" office:value-type="string">
            <text:p text:style-name="P12">07-04-2021</text:p>
          </table:table-cell>
        </table:table-row>
        <table:table-row table:style-name="Tabela1.1">
          <table:table-cell table:style-name="Tabela1.A1" office:value-type="string">
            <text:p text:style-name="P12">Projeto físico de banco de dados </text:p>
          </table:table-cell>
          <table:table-cell table:style-name="Tabela1.B1" office:value-type="string">
            <text:p text:style-name="P12">11-04-2021</text:p>
          </table:table-cell>
        </table:table-row>
        <table:table-row table:style-name="Tabela1.1">
          <table:table-cell table:style-name="Tabela1.A1" office:value-type="string">
            <text:p text:style-name="P12">Smoke Test</text:p>
          </table:table-cell>
          <table:table-cell table:style-name="Tabela1.B1" office:value-type="string">
            <text:p text:style-name="P12">19-04-2021</text:p>
          </table:table-cell>
        </table:table-row>
        <table:table-row table:style-name="Tabela1.1">
          <table:table-cell table:style-name="Tabela1.A1" office:value-type="string">
            <text:p text:style-name="P11">Protótipo de interface com o usuário </text:p>
          </table:table-cell>
          <table:table-cell table:style-name="Tabela1.B1" office:value-type="string">
            <text:p text:style-name="P12">25-04-2021</text:p>
          </table:table-cell>
        </table:table-row>
        <table:table-row table:style-name="Tabela1.1">
          <table:table-cell table:style-name="Tabela1.A6" office:value-type="string">
            <text:p text:style-name="P11">Protótipo de banco de dados </text:p>
          </table:table-cell>
          <table:table-cell table:style-name="Tabela1.B6" office:value-type="string">
            <text:p text:style-name="P12">25-04-2021</text:p>
          </table:table-cell>
        </table:table-row>
      </table:table>
      <text:p text:style-name="P31"/>
      <text:h text:style-name="P22" text:outline-level="1">2. <text:s/><text:span text:style-name="T8">Objetivos de Alto Nível</text:span></text:h>
      <text:list xml:id="list2617697587" text:style-name="L1">
        <text:list-item>
          <text:p text:style-name="P44">Definir bem as funcionalidades principais para a entrega.</text:p>
        </text:list-item>
        <text:list-item>
          <text:p text:style-name="P44">Construção do wireframe do projeto.</text:p>
        </text:list-item>
        <text:list-item>
          <text:p text:style-name="P44">Tornar o sistema viável para desenvolvimento.</text:p>
        </text:list-item>
        <text:list-item>
          <text:p text:style-name="P44">Realizar a integração do front end com o banco de dados.</text:p>
        </text:list-item>
        <text:list-item>
          <text:p text:style-name="P44">Fornecer um protótipo de alto nível para o cliente.</text:p>
        </text:list-item>
      </text:list>
      <text:p text:style-name="P45"/>
      <text:h text:style-name="P22" text:outline-level="1">3. <text:s/><text:span text:style-name="T8">Atribuições de itens de trabalho</text:span></text:h>
      <text:p text:style-name="P33"/>
      <text:p text:style-name="P29"/>
      <text:p text:style-name="P2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P35">Nome ou palavra-chave </text:p>
          </table:table-cell>
          <table:table-cell table:style-name="Tabela2.B1" office:value-type="string">
            <text:p text:style-name="P38"><text:span text:style-name="T8">Prioridade</text:span> </text:p>
          </table:table-cell>
          <table:table-cell table:style-name="Tabela2.B1" office:value-type="string">
            <text:p text:style-name="P36">Estimativa de tamanho (Pontos)</text:p>
          </table:table-cell>
          <table:table-cell table:style-name="Tabela2.B1" office:value-type="string">
            <text:p text:style-name="P36">Estado</text:p>
          </table:table-cell>
          <table:table-cell table:style-name="Tabela2.B1" office:value-type="string">
            <text:p text:style-name="P36">Material de Referência</text:p>
          </table:table-cell>
          <table:table-cell table:style-name="Tabela2.B1" office:value-type="string">
            <text:p text:style-name="P36">Iteração de destino</text:p>
          </table:table-cell>
          <table:table-cell table:style-name="Tabela2.B1" office:value-type="string">
            <text:p text:style-name="P36">Atribuído a (nome)</text:p>
          </table:table-cell>
          <table:table-cell table:style-name="Tabela2.B1" office:value-type="string">
            <text:p text:style-name="P36">Horas trabalhadas</text:p>
          </table:table-cell>
          <table:table-cell table:style-name="Tabela2.I1" office:value-type="string">
            <text:p text:style-name="P38"><text:span text:style-name="T9">Estimativa de horas restantes</text:span> </text:p>
          </table:table-cell>
        </table:table-row>
        <table:table-row table:style-name="Tabela2.2">
          <table:table-cell table:style-name="Tabela2.A2" office:value-type="string">
            <text:p text:style-name="P19">Processo definido do projeto </text:p>
          </table:table-cell>
          <table:table-cell table:style-name="Tabela2.B2" office:value-type="string">
            <text:p text:style-name="P14">Alta</text:p>
          </table:table-cell>
          <table:table-cell table:style-name="Tabela2.C2" office:value-type="string">
            <text:p text:style-name="P14">3</text:p>
          </table:table-cell>
          <table:table-cell table:style-name="Tabela2.D2" office:value-type="string">
            <text:p text:style-name="P14">Feito</text:p>
          </table:table-cell>
          <table:table-cell table:style-name="Tabela2.E2" office:value-type="string">
            <text:p text:style-name="P14">OpenUp</text:p>
          </table:table-cell>
          <table:table-cell table:style-name="Tabela2.F2" office:value-type="string">
            <text:p text:style-name="P14">Plano de projeto</text:p>
          </table:table-cell>
          <table:table-cell table:style-name="Tabela2.G2" office:value-type="string">
            <text:p text:style-name="P14">Mariana </text:p>
          </table:table-cell>
          <table:table-cell table:style-name="Tabela2.H2" office:value-type="string">
            <text:p text:style-name="P14">2 h </text:p>
          </table:table-cell>
          <table:table-cell table:style-name="Tabela2.I2" office:value-type="string">
            <text:p text:style-name="P15"/>
          </table:table-cell>
        </table:table-row>
        <table:table-row table:style-name="Tabela2.2">
          <table:table-cell table:style-name="Tabela2.A3" office:value-type="string">
            <text:p text:style-name="P16">Plano de projeto </text:p>
          </table:table-cell>
          <table:table-cell table:style-name="Tabela2.B3" office:value-type="string">
            <text:p text:style-name="P14">Alta </text:p>
          </table:table-cell>
          <table:table-cell table:style-name="Tabela2.C3" office:value-type="string">
            <text:p text:style-name="P14">3</text:p>
          </table:table-cell>
          <table:table-cell table:style-name="Tabela2.D3" office:value-type="string">
            <text:p text:style-name="P14">Feito </text:p>
          </table:table-cell>
          <table:table-cell table:style-name="Tabela2.E3" office:value-type="string">
            <text:p text:style-name="P14">OpenUp</text:p>
          </table:table-cell>
          <table:table-cell table:style-name="Tabela2.F3" office:value-type="string">
            <text:p text:style-name="P14">Plano de Iterações</text:p>
          </table:table-cell>
          <table:table-cell table:style-name="Tabela2.G3" office:value-type="string">
            <text:p text:style-name="P14">Mariana </text:p>
          </table:table-cell>
          <table:table-cell table:style-name="Tabela2.H3" office:value-type="string">
            <text:p text:style-name="P14">3 h </text:p>
          </table:table-cell>
          <table:table-cell table:style-name="Tabela2.I3" office:value-type="string">
            <text:p text:style-name="P15"/>
          </table:table-cell>
        </table:table-row>
        <table:table-row table:style-name="Tabela2.2">
          <table:table-cell table:style-name="Tabela2.A4" office:value-type="string">
            <text:p text:style-name="P16">Plano de Iterações </text:p>
          </table:table-cell>
          <table:table-cell table:style-name="Tabela2.B4" office:value-type="string">
            <text:p text:style-name="P14">Alta </text:p>
          </table:table-cell>
          <table:table-cell table:style-name="Tabela2.C4" office:value-type="string">
            <text:p text:style-name="P14">3</text:p>
          </table:table-cell>
          <table:table-cell table:style-name="Tabela2.D4" office:value-type="string">
            <text:p text:style-name="P14">Feito </text:p>
          </table:table-cell>
          <table:table-cell table:style-name="Tabela2.E4" office:value-type="string">
            <text:p text:style-name="P14">OpenUp</text:p>
          </table:table-cell>
          <table:table-cell table:style-name="Tabela2.F4" office:value-type="string">
            <text:p text:style-name="P14">Lista de Ferramentas</text:p>
          </table:table-cell>
          <table:table-cell table:style-name="Tabela2.G4" office:value-type="string">
            <text:p text:style-name="P14">Mariana </text:p>
          </table:table-cell>
          <table:table-cell table:style-name="Tabela2.H4" office:value-type="string">
            <text:p text:style-name="P14">3 h</text:p>
          </table:table-cell>
          <table:table-cell table:style-name="Tabela2.I4" office:value-type="string">
            <text:p text:style-name="P15"/>
          </table:table-cell>
        </table:table-row>
        <table:table-row table:style-name="Tabela2.2">
          <table:table-cell table:style-name="Tabela2.A5" office:value-type="string">
            <text:p text:style-name="P16">Lista de Ferramentas</text:p>
          </table:table-cell>
          <table:table-cell table:style-name="Tabela2.B5" office:value-type="string">
            <text:p text:style-name="P14">Média </text:p>
          </table:table-cell>
          <table:table-cell table:style-name="Tabela2.C5" office:value-type="string">
            <text:p text:style-name="P14">2</text:p>
          </table:table-cell>
          <table:table-cell table:style-name="Tabela2.D5" office:value-type="string">
            <text:p text:style-name="P14">Feito </text:p>
          </table:table-cell>
          <table:table-cell table:style-name="Tabela2.E5" office:value-type="string">
            <text:p text:style-name="P14">OpenUp</text:p>
          </table:table-cell>
          <table:table-cell table:style-name="Tabela2.F5" office:value-type="string">
            <text:p text:style-name="P14">Glossário </text:p>
          </table:table-cell>
          <table:table-cell table:style-name="Tabela2.G5" office:value-type="string">
            <text:p text:style-name="P14">Mariana </text:p>
          </table:table-cell>
          <table:table-cell table:style-name="Tabela2.H5" office:value-type="string">
            <text:p text:style-name="P14">3 h</text:p>
          </table:table-cell>
          <table:table-cell table:style-name="Tabela2.I5" office:value-type="string">
            <text:p text:style-name="P15"/>
          </table:table-cell>
        </table:table-row>
        <table:table-row table:style-name="Tabela2.2">
          <table:table-cell table:style-name="Tabela2.A6" office:value-type="string">
            <text:p text:style-name="P16">Glossário</text:p>
          </table:table-cell>
          <table:table-cell table:style-name="Tabela2.B6" office:value-type="string">
            <text:p text:style-name="P14">Baixa</text:p>
          </table:table-cell>
          <table:table-cell table:style-name="Tabela2.C6" office:value-type="string">
            <text:p text:style-name="P14">1</text:p>
          </table:table-cell>
          <table:table-cell table:style-name="Tabela2.D6" office:value-type="string">
            <text:p text:style-name="P14">Feito</text:p>
          </table:table-cell>
          <table:table-cell table:style-name="Tabela2.E6" office:value-type="string">
            <text:p text:style-name="P14">OpenUp</text:p>
          </table:table-cell>
          <table:table-cell table:style-name="Tabela2.F6" office:value-type="string">
            <text:p text:style-name="P14">Documento de visão </text:p>
          </table:table-cell>
          <table:table-cell table:style-name="Tabela2.G6" office:value-type="string">
            <text:p text:style-name="P14">Mariana </text:p>
          </table:table-cell>
          <table:table-cell table:style-name="Tabela2.H6" office:value-type="string">
            <text:p text:style-name="P14">3 h</text:p>
          </table:table-cell>
          <table:table-cell table:style-name="Tabela2.I6" office:value-type="string">
            <text:p text:style-name="P15"/>
          </table:table-cell>
        </table:table-row>
        <table:table-row table:style-name="Tabela2.2">
          <table:table-cell table:style-name="Tabela2.A7" office:value-type="string">
            <text:p text:style-name="P16">Documento de Visão </text:p>
          </table:table-cell>
          <table:table-cell table:style-name="Tabela2.B7" office:value-type="string">
            <text:p text:style-name="P14">Média </text:p>
          </table:table-cell>
          <table:table-cell table:style-name="Tabela2.C7" office:value-type="string">
            <text:p text:style-name="P14">2</text:p>
          </table:table-cell>
          <table:table-cell table:style-name="Tabela2.D7" office:value-type="string">
            <text:p text:style-name="P14"/>
          </table:table-cell>
          <table:table-cell table:style-name="Tabela2.E7" office:value-type="string">
            <text:p text:style-name="P14">OpenUp</text:p>
          </table:table-cell>
          <table:table-cell table:style-name="Tabela2.F7" office:value-type="string">
            <text:p text:style-name="P14">Descrição de requisitos</text:p>
          </table:table-cell>
          <table:table-cell table:style-name="Tabela2.G7" office:value-type="string">
            <text:p text:style-name="P14">Mariana </text:p>
          </table:table-cell>
          <table:table-cell table:style-name="Tabela2.H7" office:value-type="string">
            <text:p text:style-name="P14">3 h </text:p>
          </table:table-cell>
          <table:table-cell table:style-name="Tabela2.I7" office:value-type="string">
            <text:p text:style-name="P15"/>
          </table:table-cell>
        </table:table-row>
        <text:soft-page-break/>
        <table:table-row table:style-name="Tabela2.2">
          <table:table-cell table:style-name="Tabela2.A8" office:value-type="string">
            <text:p text:style-name="P16">Descrição de requisitos</text:p>
          </table:table-cell>
          <table:table-cell table:style-name="Tabela2.B8" office:value-type="string">
            <text:p text:style-name="P14">Alta </text:p>
          </table:table-cell>
          <table:table-cell table:style-name="Tabela2.C8" office:value-type="string">
            <text:p text:style-name="P14">3</text:p>
          </table:table-cell>
          <table:table-cell table:style-name="Tabela2.D8" office:value-type="string">
            <text:p text:style-name="P14"/>
          </table:table-cell>
          <table:table-cell table:style-name="Tabela2.E8" office:value-type="string">
            <text:p text:style-name="P14">OpenUp</text:p>
          </table:table-cell>
          <table:table-cell table:style-name="Tabela2.F8" office:value-type="string">
            <text:p text:style-name="P14">Modelo de caso de uso</text:p>
          </table:table-cell>
          <table:table-cell table:style-name="Tabela2.G8" office:value-type="string">
            <text:p text:style-name="P14">Mariana </text:p>
          </table:table-cell>
          <table:table-cell table:style-name="Tabela2.H8" office:value-type="string">
            <text:p text:style-name="P14">8 h </text:p>
          </table:table-cell>
          <table:table-cell table:style-name="Tabela2.I8" office:value-type="string">
            <text:p text:style-name="P15"/>
          </table:table-cell>
        </table:table-row>
        <table:table-row table:style-name="Tabela2.2">
          <table:table-cell table:style-name="Tabela2.A9" office:value-type="string">
            <text:p text:style-name="P16">Descrição da arquitetura</text:p>
          </table:table-cell>
          <table:table-cell table:style-name="Tabela2.B9" office:value-type="string">
            <text:p text:style-name="P14">Alta </text:p>
          </table:table-cell>
          <table:table-cell table:style-name="Tabela2.C9" office:value-type="string">
            <text:p text:style-name="P14">3</text:p>
          </table:table-cell>
          <table:table-cell table:style-name="Tabela2.D9" office:value-type="string">
            <text:p text:style-name="P14"/>
          </table:table-cell>
          <table:table-cell table:style-name="Tabela2.E9" office:value-type="string">
            <text:p text:style-name="P14">OpenUp</text:p>
          </table:table-cell>
          <table:table-cell table:style-name="Tabela2.F9" office:value-type="string">
            <text:p text:style-name="P14">Projeto de Interface com o usuário </text:p>
          </table:table-cell>
          <table:table-cell table:style-name="Tabela2.G9" office:value-type="string">
            <text:p text:style-name="P14">Mariana </text:p>
          </table:table-cell>
          <table:table-cell table:style-name="Tabela2.H9" office:value-type="string">
            <text:p text:style-name="P14">16 h</text:p>
          </table:table-cell>
          <table:table-cell table:style-name="Tabela2.I9" office:value-type="string">
            <text:p text:style-name="P15"/>
          </table:table-cell>
        </table:table-row>
        <table:table-row table:style-name="Tabela2.2">
          <table:table-cell table:style-name="Tabela2.A10" office:value-type="string">
            <text:p text:style-name="P16">Projeto de Interface com o usuário </text:p>
          </table:table-cell>
          <table:table-cell table:style-name="Tabela2.B10" office:value-type="string">
            <text:p text:style-name="P14">Alta</text:p>
          </table:table-cell>
          <table:table-cell table:style-name="Tabela2.C10" office:value-type="string">
            <text:p text:style-name="P14">3</text:p>
          </table:table-cell>
          <table:table-cell table:style-name="Tabela2.D10" office:value-type="string">
            <text:p text:style-name="P14"/>
          </table:table-cell>
          <table:table-cell table:style-name="Tabela2.E10" office:value-type="string">
            <text:p text:style-name="P14">OpenUp</text:p>
          </table:table-cell>
          <table:table-cell table:style-name="Tabela2.F10" office:value-type="string">
            <text:p text:style-name="P14">Projeto físico do banco de dados </text:p>
          </table:table-cell>
          <table:table-cell table:style-name="Tabela2.G10" office:value-type="string">
            <text:p text:style-name="P14">Mariana</text:p>
          </table:table-cell>
          <table:table-cell table:style-name="Tabela2.H10" office:value-type="string">
            <text:p text:style-name="P14">16 h </text:p>
          </table:table-cell>
          <table:table-cell table:style-name="Tabela2.I10" office:value-type="string">
            <text:p text:style-name="P15"/>
          </table:table-cell>
        </table:table-row>
        <table:table-row table:style-name="Tabela2.2">
          <table:table-cell table:style-name="Tabela2.A11" office:value-type="string">
            <text:p text:style-name="P16">Projeto físico do banco de dados </text:p>
          </table:table-cell>
          <table:table-cell table:style-name="Tabela2.B11" office:value-type="string">
            <text:p text:style-name="P14">Alta </text:p>
          </table:table-cell>
          <table:table-cell table:style-name="Tabela2.C11" office:value-type="string">
            <text:p text:style-name="P14">3</text:p>
          </table:table-cell>
          <table:table-cell table:style-name="Tabela2.D11" office:value-type="string">
            <text:p text:style-name="P14"/>
          </table:table-cell>
          <table:table-cell table:style-name="Tabela2.E11" office:value-type="string">
            <text:p text:style-name="P14">OpenUp</text:p>
          </table:table-cell>
          <table:table-cell table:style-name="Tabela2.F11" office:value-type="string">
            <text:p text:style-name="P14">Descrição da Infraestrutura de implantação</text:p>
          </table:table-cell>
          <table:table-cell table:style-name="Tabela2.G11" office:value-type="string">
            <text:p text:style-name="P14">Mariana </text:p>
          </table:table-cell>
          <table:table-cell table:style-name="Tabela2.H11" office:value-type="string">
            <text:p text:style-name="P14">16 h</text:p>
          </table:table-cell>
          <table:table-cell table:style-name="Tabela2.I11" office:value-type="string">
            <text:p text:style-name="P15"/>
          </table:table-cell>
        </table:table-row>
        <table:table-row table:style-name="Tabela2.2">
          <table:table-cell table:style-name="Tabela2.A14" office:value-type="string">
            <text:p text:style-name="P16">Descrição da Infraestrutura de implantação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4"/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Smoke test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16 h</text:p>
          </table:table-cell>
          <table:table-cell table:style-name="Tabela2.I14" office:value-type="string">
            <text:p text:style-name="P15"/>
          </table:table-cell>
        </table:table-row>
        <table:table-row table:style-name="Tabela2.2">
          <table:table-cell table:style-name="Tabela2.A14" office:value-type="string">
            <text:p text:style-name="P16">Smoke test 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4"/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Protótipo de interface com o usuário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24 h </text:p>
          </table:table-cell>
          <table:table-cell table:style-name="Tabela2.I14" office:value-type="string">
            <text:p text:style-name="P15"/>
          </table:table-cell>
        </table:table-row>
        <table:table-row table:style-name="Tabela2.2">
          <table:table-cell table:style-name="Tabela2.A14" office:value-type="string">
            <text:p text:style-name="P16">Protótipo de interface com o usuário 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4"/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Protótipo do banco de dados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24 h </text:p>
          </table:table-cell>
          <table:table-cell table:style-name="Tabela2.I14" office:value-type="string">
            <text:p text:style-name="P15"/>
          </table:table-cell>
        </table:table-row>
        <table:table-row table:style-name="Tabela2.2">
          <table:table-cell table:style-name="Tabela2.A15" office:value-type="string">
            <text:p text:style-name="P16">Protótipo do banco de dados </text:p>
          </table:table-cell>
          <table:table-cell table:style-name="Tabela2.B15" office:value-type="string">
            <text:p text:style-name="P14">Alta </text:p>
          </table:table-cell>
          <table:table-cell table:style-name="Tabela2.C15" office:value-type="string">
            <text:p text:style-name="P14">3</text:p>
          </table:table-cell>
          <table:table-cell table:style-name="Tabela2.D15" office:value-type="string">
            <text:p text:style-name="P14"/>
          </table:table-cell>
          <table:table-cell table:style-name="Tabela2.E15" office:value-type="string">
            <text:p text:style-name="P14">OpenUp</text:p>
          </table:table-cell>
          <table:table-cell table:style-name="Tabela2.F15" office:value-type="string">
            <text:p text:style-name="P14"/>
          </table:table-cell>
          <table:table-cell table:style-name="Tabela2.G15" office:value-type="string">
            <text:p text:style-name="P14">Mariana </text:p>
          </table:table-cell>
          <table:table-cell table:style-name="Tabela2.H15" office:value-type="string">
            <text:p text:style-name="P14">24 h</text:p>
          </table:table-cell>
          <table:table-cell table:style-name="Tabela2.I15" office:value-type="string">
            <text:p text:style-name="P15"/>
          </table:table-cell>
        </table:table-row>
        <table:table-row table:style-name="Tabela2.2">
          <table:table-cell table:style-name="Tabela2.A16" office:value-type="string">
            <text:p text:style-name="P16"/>
          </table:table-cell>
          <table:table-cell table:style-name="Tabela2.B16" office:value-type="string">
            <text:p text:style-name="P14"/>
          </table:table-cell>
          <table:table-cell table:style-name="Tabela2.C16" office:value-type="string">
            <text:p text:style-name="P14"/>
          </table:table-cell>
          <table:table-cell table:style-name="Tabela2.D16" office:value-type="string">
            <text:p text:style-name="P14"/>
          </table:table-cell>
          <table:table-cell table:style-name="Tabela2.E16" office:value-type="string">
            <text:p text:style-name="P14"/>
          </table:table-cell>
          <table:table-cell table:style-name="Tabela2.F16" office:value-type="string">
            <text:p text:style-name="P14"/>
          </table:table-cell>
          <table:table-cell table:style-name="Tabela2.G16" office:value-type="string">
            <text:p text:style-name="P14"/>
          </table:table-cell>
          <table:table-cell table:style-name="Tabela2.H16" office:value-type="string">
            <text:p text:style-name="P14"/>
          </table:table-cell>
          <table:table-cell table:style-name="Tabela2.I16" office:value-type="string">
            <text:p text:style-name="P15"/>
          </table:table-cell>
        </table:table-row>
      </table:table>
      <text:p text:style-name="P28"/>
      <text:h text:style-name="P43" text:outline-level="1">4. <text:s/><text:span text:style-name="T10">Questões </text:span></text:h>
      <text:p text:style-name="P55"><text:s/></text:p>
      <text:p text:style-name="P1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7">Questões</text:p>
          </table:table-cell>
          <table:table-cell table:style-name="Tabela3.A1" office:value-type="string">
            <text:p text:style-name="P38">Status</text:p>
          </table:table-cell>
          <table:table-cell table:style-name="Tabela3.C1" office:value-type="string">
            <text:p text:style-name="P38">Not<text:span text:style-name="T10">as</text:span></text:p>
          </table:table-cell>
        </table:table-row>
        <table:table-row table:style-name="Tabela3.1">
          <table:table-cell table:style-name="Tabela3.A2" office:value-type="string">
            <text:p text:style-name="P32">Definição de ferramentas a serem utilizadas durante o desenvolvimento do sistema.</text:p>
          </table:table-cell>
          <table:table-cell table:style-name="Tabela3.B2" office:value-type="string">
            <text:p text:style-name="P30">Feito </text:p>
          </table:table-cell>
          <table:table-cell table:style-name="Tabela3.C2" office:value-type="string">
            <text:p text:style-name="P30">Foi decidida a utilização do Figma para desenvolver o wireframe, protótipo e mockup do projeto.</text:p>
            <text:p text:style-name="P30"/>
          </table:table-cell>
        </table:table-row>
      </table:table>
      <text:p text:style-name="P18"/>
      <text:h text:style-name="P22" text:outline-level="1">5. <text:s/><text:span text:style-name="T11">Critério de Avaliação</text:span></text:h>
      <text:list xml:id="list236719001" text:style-name="L2">
        <text:list-item>
          <text:p text:style-name="P51">Percentual de avaliação dos testes no desenvolvimento do sistema.</text:p>
        </text:list-item>
        <text:list-item>
          <text:p text:style-name="P51">Aprovação de funcionalidade do projeto.</text:p>
        </text:list-item>
        <text:list-item>
          <text:p text:style-name="P51">Aprovação de design.</text:p>
          <text:p text:style-name="P51"/>
        </text:list-item>
      </text:list>
      <text:p text:style-name="P34"/>
      <text:h text:style-name="P22" text:outline-level="1">6. <text:s/><text:span text:style-name="T12">Avaliação</text:span></text:h>
      <text:p text:style-name="P3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9">Alvo da Avaliação </text:p>
          </table:table-cell>
          <table:table-cell table:style-name="Tabela4.B1" office:value-type="string">
            <text:p text:style-name="P52">Finalização da documentação da sprint 1.</text:p>
          </table:table-cell>
        </table:table-row>
        <table:table-row table:style-name="Tabela4.1">
          <table:table-cell table:style-name="Tabela4.A1" office:value-type="string">
            <text:p text:style-name="P40">Data da Avaliação</text:p>
          </table:table-cell>
          <table:table-cell table:style-name="Tabela4.B1" office:value-type="string">
            <text:p text:style-name="P41">19/03/2021</text:p>
          </table:table-cell>
        </table:table-row>
        <table:table-row table:style-name="Tabela4.1">
          <table:table-cell table:style-name="Tabela4.A1" office:value-type="string">
            <text:p text:style-name="P42">Partici<text:span text:style-name="T12">pantes</text:span></text:p>
          </table:table-cell>
          <table:table-cell table:style-name="Tabela4.B1" office:value-type="string">
            <text:p text:style-name="P41">Mariana</text:p>
          </table:table-cell>
        </table:table-row>
        <table:table-row table:style-name="Tabela4.1">
          <table:table-cell table:style-name="Tabela4.A1" office:value-type="string">
            <text:p text:style-name="P40">Status do Projeto</text:p>
          </table:table-cell>
          <table:table-cell table:style-name="Tabela4.B1" office:value-type="string">
            <text:p text:style-name="P53">Finalizado</text:p>
          </table:table-cell>
        </table:table-row>
      </table:table>
      <text:p text:style-name="P18"/>
      <text:list xml:id="list1449616648" text:style-name="WW8Num19">
        <text:list-item>
          <text:h text:style-name="P46" text:outline-level="2">Avaliação em relação aos objetivos</text:h>
        </text:list-item>
      </text:list>
      <text:p text:style-name="P26">Todo a produção até o momento está seguindo como o esperado para o desenvolvimento do sistema de software.</text:p>
      <text:list xml:id="list3572922593" text:style-name="WW8Num25">
        <text:list-item>
          <text:h text:style-name="P47" text:outline-level="2">Itens de trabalho: Planejado em comparação com os realmente concluidos.</text:h>
        </text:list-item>
      </text:list>
      <text:p text:style-name="P49">[Summarize whether all Work Items planned to be addressed in the iteration were addressed, and which Work Items were postponed or added.]</text:p>
      <text:list xml:id="list857991483" text:style-name="L3">
        <text:list-item>
          <text:p text:style-name="P50">Avaliação em relação aos resultados do teste de critério de avaliação</text:p>
        </text:list-item>
      </text:list>
      <text:p text:style-name="P27">[Document whether you met the evaluation criteria as specified in the Iteration Plan. This could include information such as “Demo for Department X was well-received, with some concerns raised around usability,” or “495 test cases were automated with a 98% pass rate. 9 test cases were deferred because the corresponding Work Items were postponed.”]</text:p>
      <text:list xml:id="list183620174363293" text:continue-list="list3572922593" text:style-name="WW8Num25">
        <text:list-item>
          <text:h text:style-name="P47" text:outline-level="2">Outras preocupações e desvios </text:h>
        </text:list-item>
      </text:list>
      <text:p text:style-name="P27">[List other areas that have been evaluated, such as financials, or schedule deviation, as well as Stakeholder <text:soft-page-break/>feedback not captured elsewhere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7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text:display="non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86cm" fo:margin-left="-0.203cm" table:align="left" style:writing-mode="lr-tb"/>
    </style:style>
    <style:style style:name="Tabela6.A" style:family="table-column">
      <style:table-column-properties style:column-width="11.252cm"/>
    </style:style>
    <style:style style:name="Tabela6.B" style:family="table-column">
      <style:table-column-properties style:column-width="5.63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>
      <style:table-properties style:width="16.732cm" fo:margin-left="-0.191cm" table:align="left" style:writing-mode="lr-tb"/>
    </style:style>
    <style:style style:name="Tabela5.A" style:family="table-column">
      <style:table-column-properties style:column-width="5.57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6.886cm" fo:margin-left="-0.203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634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7" style:family="table">
      <style:table-properties style:width="16.732cm" fo:margin-left="-0.191cm" table:align="left" style:writing-mode="lr-tb"/>
    </style:style>
    <style:style style:name="Tabela7.A" style:family="table-column">
      <style:table-column-properties style:column-width="5.57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  <style:text-properties fo:language="pt" fo:country="BR" officeooo:rsid="001a52b9" officeooo:paragraph-rsid="001a52b9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1a52b9" officeooo:paragraph-rsid="001a52b9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P10" style:family="paragraph" style:parent-style-name="Header">
      <style:paragraph-properties>
        <style:tab-stops/>
      </style:paragraph-properties>
      <style:text-properties fo:language="pt" fo:country="BR" officeooo:rsid="001fd598" officeooo:paragraph-rsid="001fd598"/>
    </style:style>
    <style:style style:name="MP11" style:family="paragraph" style:parent-style-name="Standard">
      <style:text-properties fo:language="pt" fo:country="BR" officeooo:rsid="001fd598" officeooo:paragraph-rsid="001fd598"/>
    </style:style>
    <style:style style:name="MT1" style:family="text">
      <style:text-properties officeooo:rsid="001a52b9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Times1" officeooo:rsid="001d4faa" style:font-name-asian="Symbol" style:font-name-complex="Symbol"/>
    </style:style>
    <style:style style:name="MT4" style:family="text">
      <style:text-properties style:font-name="Times1"/>
    </style:style>
    <style:style style:name="MT5" style:family="text">
      <style:text-properties fo:language="pt" fo:country="BR"/>
    </style:style>
    <style:style style:name="MT6" style:family="text">
      <style:text-properties officeooo:rsid="001fd598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rojeto Engenharia de Software</text:p>
            </table:table-cell>
            <table:table-cell table:style-name="Tabela6.B1" office:value-type="string">
              <text:p text:style-name="MP2"/>
            </table:table-cell>
          </table:table-row>
          <table:table-row table:style-name="Tabela6.1">
            <table:table-cell table:style-name="Tabela6.A1" office:value-type="string">
              <text:p text:style-name="MP3">Plano de Iteração</text:p>
            </table:table-cell>
            <table:table-cell table:style-name="Tabela6.B1" office:value-type="string">
              <text:p text:style-name="MP4"><text:s text:c="2"/>Date: <text:s/>&lt;<text:span text:style-name="MT1">19</text:span>/<text:span text:style-name="MT1">03</text:span>/<text:span text:style-name="MT1">2021</text:span>&gt;</text:p>
            </table:table-cell>
          </table:table-row>
        </table:table>
        <text:p text:style-name="MP5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6">Confidential</text:p>
            </table:table-cell>
            <table:table-cell table:style-name="Tabela5.A1" office:value-type="string">
              <text:p text:style-name="MP7"><text:span text:style-name="MT2"></text:span><text:span text:style-name="MT3">Mariana de Sampaio</text:span><text:span text:style-name="MT4">,</text:span> <text:date style:data-style-name="N107" text:date-value="2021-03-19T18:36:19.390661395">2021</text:date></text:p>
            </table:table-cell>
            <table:table-cell table:style-name="Tabela5.A1" office:value-type="string">
              <text:p text:style-name="MP8"><text:span text:style-name="MT5">Page </text:span><text:span text:style-name="Page_20_Number"><text:span text:style-name="MT5"><text:page-number text:select-page="current">3</text:page-number></text:span></text:span><text:span text:style-name="Page_20_Number"><text:span text:style-name="MT5"><text:s/>of </text:span></text:span><text:span text:style-name="Page_20_Number"><text:span text:style-name="MT5"><text:page-count style:num-format="1">5</text:page-count></text:span></text:span></text:p>
            </table:table-cell>
          </table:table-row>
        </table:table>
        <text:p text:style-name="MP9"/>
      </style:footer>
    </style:master-page>
    <style:master-page style:name="Converter_20_1" style:display-name="Converter 1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0">Projeto de Engenharia de Software</text:p>
            </table:table-cell>
            <table:table-cell table:style-name="Tabela8.B1" office:value-type="string">
              <text:p text:style-name="MP2"/>
            </table:table-cell>
          </table:table-row>
          <table:table-row table:style-name="Tabela8.1">
            <table:table-cell table:style-name="Tabela8.A1" office:value-type="string">
              <text:p text:style-name="MP11">Plano de Iteração</text:p>
            </table:table-cell>
            <table:table-cell table:style-name="Tabela8.B1" office:value-type="string">
              <text:p text:style-name="MP4"><text:s text:c="2"/>Dat<text:span text:style-name="MT6">a</text:span>: <text:s/>&lt;<text:span text:style-name="MT6">19</text:span>/<text:span text:style-name="MT6">03</text:span>/<text:span text:style-name="MT6">2021</text:span>&gt;</text:p>
            </table:table-cell>
          </table:table-row>
        </table:table>
        <text:p text:style-name="MP5"/>
      </style:header>
      <style:footer>
        <table:table table:name="Tabela7" table:style-name="Tabela7">
          <table:table-column table:style-name="Tabela7.A" table:number-columns-repeated="3"/>
          <table:table-row table:style-name="Tabela7.1">
            <table:table-cell table:style-name="Tabela7.A1" office:value-type="string">
              <text:p text:style-name="MP6">Confidential</text:p>
            </table:table-cell>
            <table:table-cell table:style-name="Tabela7.A1" office:value-type="string">
              <text:p text:style-name="MP7"><text:span text:style-name="MT2"></text:span><text:user-defined style:data-style-name="N0" text:name="Company"/><text:span text:style-name="MT6">Mariana de Sampaio</text:span>, <text:date style:data-style-name="N107" text:date-value="2021-03-19T18:36:19.394949367">2021</text:date></text:p>
            </table:table-cell>
            <table:table-cell table:style-name="Tabela7.A1" office:value-type="string">
              <text:p text:style-name="MP8"><text:span text:style-name="MT5">Page </text:span><text:span text:style-name="Page_20_Number"><text:span text:style-name="MT5"><text:page-number text:select-page="current">5</text:page-number></text:span></text:span><text:span text:style-name="Page_20_Number"><text:span text:style-name="MT5"><text:s/>of </text:span></text:span><text:span text:style-name="Page_20_Number"><text:span text:style-name="MT5"><text:page-count style:num-format="1">5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</dc:title>
    <dc:subject>&lt;Project Name&gt;</dc:subject>
    <meta:creation-date>2021-03-19T00:26:32.253293720</meta:creation-date>
    <dc:date>2021-03-19T18:36:19.266949912</dc:date>
    <meta:editing-cycles>13</meta:editing-cycles>
    <meta:editing-duration>PT58M41S</meta:editing-duration>
    <meta:generator>LibreOffice/6.0.7.3$Linux_X86_64 LibreOffice_project/00m0$Build-3</meta:generator>
    <meta:document-statistic meta:table-count="8" meta:image-count="0" meta:object-count="1" meta:page-count="5" meta:paragraph-count="176" meta:word-count="611" meta:character-count="3672" meta:non-whitespace-character-count="31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5.64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4c4c4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ackground-color="#c4c4c4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c4c4c4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0">
      <style:table-cell-properties fo:background-color="#c4c4c4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sk Timeline" table:style-name="ta1">
        <table:table-column table:style-name="co1" table:default-cell-style-name="ce13"/>
        <table:table-column table:style-name="co2" table:number-columns-repeated="2" table:default-cell-style-name="ce14"/>
        <table:table-row table:style-name="ro1">
          <table:table-cell table:style-name="Default" table:number-columns-repeated="3"/>
        </table:table-row>
        <table:table-row table:style-name="ro2">
          <table:table-cell table:style-name="ce10" table:number-columns-spanned="3" table:number-rows-spanned="1"/>
          <table:covered-table-cell table:number-columns-repeated="2" table:style-name="ce13"/>
        </table:table-row>
        <table:table-row table:style-name="ro2">
          <table:table-cell table:style-name="ce11"/>
          <table:table-cell table:style-name="ce11" office:value-type="string" calcext:value-type="string">
            <text:p>Start</text:p>
          </table:table-cell>
          <table:table-cell table:style-name="ce11" office:value-type="string" calcext:value-type="string">
            <text:p>End</text:p>
          </table:table-cell>
        </table:table-row>
        <table:table-row table:style-name="ro2">
          <table:table-cell table:style-name="ce12" office:value-type="string" calcext:value-type="string">
            <text:p>group - Sprint 1 - Modelar a estrutura do projeto - <text:s/>Artefa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ar <text:s/>Banco de Dados</text:p>
          </table:table-cell>
          <table:table-cell table:number-columns-repeated="2" office:value-type="string" calcext:value-type="string">
            <text:p>16-mar-2021</text:p>
          </table:table-cell>
        </table:table-row>
        <table:table-row table:style-name="ro2">
          <table:table-cell office:value-type="string" calcext:value-type="string">
            <text:p>Modelar telas</text:p>
          </table:table-cell>
          <table:table-cell table:number-columns-repeated="2" office:value-type="string" calcext:value-type="string">
            <text:p>16-mar-2021</text:p>
          </table:table-cell>
        </table:table-row>
        <table:table-row table:style-name="ro2">
          <table:table-cell office:value-type="string" calcext:value-type="string">
            <text:p>Processo definido do Projeto (Project defined process)</text:p>
          </table:table-cell>
          <table:table-cell office:value-type="string" calcext:value-type="string">
            <text:p>17-mar-2021</text:p>
          </table:table-cell>
          <table:table-cell office:value-type="string" calcext:value-type="string">
            <text:p>18-mar-2021</text:p>
          </table:table-cell>
        </table:table-row>
        <table:table-row table:style-name="ro2">
          <table:table-cell office:value-type="string" calcext:value-type="string">
            <text:p>Plano de Projeto (Project plan)</text:p>
          </table:table-cell>
          <table:table-cell office:value-type="string" calcext:value-type="string">
            <text:p>17-mar-2021</text:p>
          </table:table-cell>
          <table:table-cell office:value-type="string" calcext:value-type="string">
            <text:p>18-mar-2021</text:p>
          </table:table-cell>
        </table:table-row>
        <table:table-row table:style-name="ro2">
          <table:table-cell office:value-type="string" calcext:value-type="string">
            <text:p>Plano de Iterações (Iteraction plan)</text:p>
          </table:table-cell>
          <table:table-cell office:value-type="string" calcext:value-type="string">
            <text:p>19-mar-2021</text:p>
          </table:table-cell>
          <table:table-cell office:value-type="string" calcext:value-type="string">
            <text:p>21-mar-2021</text:p>
          </table:table-cell>
        </table:table-row>
        <table:table-row table:style-name="ro2">
          <table:table-cell office:value-type="string" calcext:value-type="string">
            <text:p>Lista de Ferramentas (Tools)</text:p>
          </table:table-cell>
          <table:table-cell table:number-columns-repeated="2" office:value-type="string" calcext:value-type="string">
            <text:p>22-mar-2021</text:p>
          </table:table-cell>
        </table:table-row>
        <table:table-row table:style-name="ro2">
          <table:table-cell office:value-type="string" calcext:value-type="string">
            <text:p>Glossário (Glossary)</text:p>
          </table:table-cell>
          <table:table-cell table:number-columns-repeated="2" office:value-type="string" calcext:value-type="string">
            <text:p>22-mar-2021</text:p>
          </table:table-cell>
        </table:table-row>
        <table:table-row table:style-name="ro2">
          <table:table-cell table:style-name="ce12" office:value-type="string" calcext:value-type="string">
            <text:p>group - Sprint 2 - Artefa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umento de visão (vision)</text:p>
          </table:table-cell>
          <table:table-cell office:value-type="string" calcext:value-type="string">
            <text:p>23-mar-2021</text:p>
          </table:table-cell>
          <table:table-cell office:value-type="string" calcext:value-type="string">
            <text:p>24-mar-2021</text:p>
          </table:table-cell>
        </table:table-row>
        <table:table-row table:style-name="ro2">
          <table:table-cell office:value-type="string" calcext:value-type="string">
            <text:p>Descrições de requisitos que não sejam expressos por meio de casos de uso (system-wide requirements).</text:p>
          </table:table-cell>
          <table:table-cell table:number-columns-repeated="2" office:value-type="string" calcext:value-type="string">
            <text:p>25-mar-2021</text:p>
          </table:table-cell>
        </table:table-row>
        <table:table-row table:style-name="ro2">
          <table:table-cell office:value-type="string" calcext:value-type="string">
            <text:p>Modelo de casos de uso (use-case model)</text:p>
          </table:table-cell>
          <table:table-cell office:value-type="string" calcext:value-type="string">
            <text:p>26-mar-2021</text:p>
          </table:table-cell>
          <table:table-cell office:value-type="string" calcext:value-type="string">
            <text:p>28-mar-2021</text:p>
          </table:table-cell>
        </table:table-row>
        <table:table-row table:style-name="ro2">
          <table:table-cell office:value-type="string" calcext:value-type="string">
            <text:p>Descrição da arquitetura do software (architecture notebook)</text:p>
          </table:table-cell>
          <table:table-cell office:value-type="string" calcext:value-type="string">
            <text:p>01-abr-2021</text:p>
          </table:table-cell>
          <table:table-cell office:value-type="string" calcext:value-type="string">
            <text:p>03-abr-2021</text:p>
          </table:table-cell>
        </table:table-row>
        <table:table-row table:style-name="ro2">
          <table:table-cell table:style-name="ce12" office:value-type="string" calcext:value-type="string">
            <text:p>group - Sprint 3 - Implementação - Artefa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jeto de interface com o usuário.</text:p>
          </table:table-cell>
          <table:table-cell table:number-columns-repeated="2" office:value-type="string" calcext:value-type="string">
            <text:p>07-abr-2021</text:p>
          </table:table-cell>
        </table:table-row>
        <table:table-row table:style-name="ro2">
          <table:table-cell office:value-type="string" calcext:value-type="string">
            <text:p>Projeto físico de banco de dados.</text:p>
          </table:table-cell>
          <table:table-cell table:number-columns-repeated="2" office:value-type="string" calcext:value-type="string">
            <text:p>11-abr-2021</text:p>
          </table:table-cell>
        </table:table-row>
        <table:table-row table:style-name="ro2">
          <table:table-cell office:value-type="string" calcext:value-type="string">
            <text:p>Descrição da infraestrutura de implantação (infrastructure).</text:p>
          </table:table-cell>
          <table:table-cell office:value-type="string" calcext:value-type="string">
            <text:p>12-abr-2021</text:p>
          </table:table-cell>
          <table:table-cell office:value-type="string" calcext:value-type="string">
            <text:p>14-abr-2021</text:p>
          </table:table-cell>
        </table:table-row>
        <table:table-row table:style-name="ro2">
          <table:table-cell office:value-type="string" calcext:value-type="string">
            <text:p>Teste fumaça (smoke test) composto por casos de teste (test cases)</text:p>
          </table:table-cell>
          <table:table-cell table:number-columns-repeated="2" office:value-type="string" calcext:value-type="string">
            <text:p>19-abr-2021</text:p>
          </table:table-cell>
        </table:table-row>
        <table:table-row table:style-name="ro2">
          <table:table-cell table:style-name="ce12" office:value-type="string" calcext:value-type="string">
            <text:p>group - Sprint 4 - Protótipo - Artefa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ótipo de interface com o usuário.</text:p>
          </table:table-cell>
          <table:table-cell table:number-columns-repeated="2" office:value-type="string" calcext:value-type="string">
            <text:p>25-abr-2021</text:p>
          </table:table-cell>
        </table:table-row>
        <table:table-row table:style-name="ro2">
          <table:table-cell office:value-type="string" calcext:value-type="string">
            <text:p>Protótipo de banco de dados.</text:p>
          </table:table-cell>
          <table:table-cell table:number-columns-repeated="2" office:value-type="string" calcext:value-type="string">
            <text:p>25-abr-202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1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7:06:38.4017883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